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3.9236in" table:align="left"/>
    </style:style>
    <style:style style:name="Table1.A" style:family="table-column">
      <style:table-column-properties style:column-width="0.6278in"/>
    </style:style>
    <style:style style:name="Table1.B" style:family="table-column">
      <style:table-column-properties style:column-width="0.7326in"/>
    </style:style>
    <style:style style:name="Table1.C" style:family="table-column">
      <style:table-column-properties style:column-width="1.1083in"/>
    </style:style>
    <style:style style:name="Table1.D" style:family="table-column">
      <style:table-column-properties style:column-width="1.45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7cfe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Day </text:span><text:span text:style-name="Strong_20_Emphasis"><text:span text:style-name="T1">15</text:span></text:span><text:span text:style-name="Strong_20_Emphasis">— Arrays: Methods &amp; Iteration</text:span></text:h>
      <text:p text:style-name="Text_20_body"><text:span text:style-name="Strong_20_Emphasis"/></text:p>
      <text:p text:style-name="Horizontal_20_Line"/>
      <text:h text:style-name="Heading_20_1" text:outline-level="1">⭐ 1. <text:span text:style-name="Strong_20_Emphasis">What is an Array?</text:span></text:h>
      <text:p text:style-name="Text_20_body">An <text:span text:style-name="Strong_20_Emphasis">array</text:span> is an <text:span text:style-name="Strong_20_Emphasis">ordered collection</text:span> of values stored in a single variable.</text:p>
      <text:list xml:id="list675560473" text:style-name="L1">
        <text:list-item>
          <text:p text:style-name="P1">Index starts from <text:span text:style-name="Strong_20_Emphasis">0</text:span></text:p>
        </text:list-item>
        <text:list-item>
          <text:p text:style-name="P1">Elements maintain order</text:p>
        </text:list-item>
        <text:list-item>
          <text:p text:style-name="P1">Arrays can store <text:span text:style-name="Strong_20_Emphasis">mixed data types</text:span></text:p>
        </text:list-item>
      </text:list>
      <text:h text:style-name="Heading_20_3" text:outline-level="3">Example:</text:h>
      <text:p text:style-name="P3"><text:span text:style-name="Source_20_Text">const nums = [10, 20, 30, 40];</text:span></text:p>
      <text:p text:style-name="Horizontal_20_Line"/>
      <text:h text:style-name="Heading_20_1" text:outline-level="1">⭐ 2. <text:span text:style-name="Strong_20_Emphasis">Mutating vs Non-Mutating Methods</text:span></text:h>
      <text:h text:style-name="Heading_20_2" text:outline-level="2">🔹 Mutating Methods</text:h>
      <text:p text:style-name="Text_20_body">These methods <text:span text:style-name="Strong_20_Emphasis">change the original array</text:span>.</text:p>
      <text:p text:style-name="Text_20_body">Examples:<text:line-break/><text:span text:style-name="Source_20_Text">push</text:span>, <text:span text:style-name="Source_20_Text">pop</text:span>, <text:span text:style-name="Source_20_Text">shift</text:span>, <text:span text:style-name="Source_20_Text">unshift</text:span>, <text:span text:style-name="Source_20_Text">splice</text:span></text:p>
      <text:h text:style-name="Heading_20_2" text:outline-level="2">🔹 Non-Mutating Methods</text:h>
      <text:p text:style-name="Text_20_body">These methods <text:span text:style-name="Strong_20_Emphasis">do NOT change the original array</text:span>.<text:line-break/>They return a <text:span text:style-name="Strong_20_Emphasis">new array or value</text:span>.</text:p>
      <text:p text:style-name="Text_20_body">Examples:<text:line-break/><text:span text:style-name="Source_20_Text">slice</text:span>, <text:span text:style-name="Source_20_Text">concat</text:span>, <text:span text:style-name="Source_20_Text">map</text:span>, <text:span text:style-name="Source_20_Text">filter</text:span>, <text:span text:style-name="Source_20_Text">reduce</text:span>, <text:span text:style-name="Source_20_Text">find</text:span></text:p>
      <text:p text:style-name="Horizontal_20_Line"/>
      <text:h text:style-name="Heading_20_1" text:outline-level="1"><text:soft-page-break/>⭐ 3. <text:span text:style-name="Strong_20_Emphasis">Mutating Array Methods</text:span></text:h>
      <text:h text:style-name="Heading_20_2" text:outline-level="2">1️⃣ <text:s text:c="2"/><text:span text:style-name="Strong_20_Emphasis">push()</text:span></text:h>
      <text:p text:style-name="Text_20_body">Adds element(s) to the <text:span text:style-name="Strong_20_Emphasis">end</text:span> of the array.</text:p>
      <text:p text:style-name="Preformatted_20_Text"><text:span text:style-name="Source_20_Text">const arr = [1, 2, 3];</text:span></text:p>
      <text:p text:style-name="P3"><text:span text:style-name="Source_20_Text">arr.push(4); // [1, 2, 3, 4]</text:span></text:p>
      <text:p text:style-name="Horizontal_20_Line"/>
      <text:h text:style-name="Heading_20_2" text:outline-level="2">2️⃣ <text:s text:c="2"/><text:span text:style-name="Strong_20_Emphasis">pop()</text:span></text:h>
      <text:p text:style-name="Text_20_body">Removes the <text:span text:style-name="Strong_20_Emphasis">last</text:span> element.</text:p>
      <text:p text:style-name="Preformatted_20_Text"><text:span text:style-name="Source_20_Text">const nums = [10, 20, 30];</text:span></text:p>
      <text:p text:style-name="P3"><text:span text:style-name="Source_20_Text">nums.pop(); // [10, 20]</text:span></text:p>
      <text:p text:style-name="Horizontal_20_Line"/>
      <text:h text:style-name="Heading_20_2" text:outline-level="2">3️⃣ <text:s text:c="2"/><text:span text:style-name="Strong_20_Emphasis">shift()</text:span></text:h>
      <text:p text:style-name="Text_20_body">Removes the <text:span text:style-name="Strong_20_Emphasis">first</text:span> element.</text:p>
      <text:p text:style-name="Preformatted_20_Text"><text:span text:style-name="Source_20_Text">const a = [5, 10, 15];</text:span></text:p>
      <text:p text:style-name="P3"><text:span text:style-name="Source_20_Text">a.shift(); // [10, 15]</text:span></text:p>
      <text:p text:style-name="Horizontal_20_Line"/>
      <text:h text:style-name="Heading_20_2" text:outline-level="2">4️⃣ <text:s text:c="2"/><text:span text:style-name="Strong_20_Emphasis">unshift()</text:span></text:h>
      <text:p text:style-name="Text_20_body">Adds element(s) at the <text:span text:style-name="Strong_20_Emphasis">beginning</text:span>.</text:p>
      <text:p text:style-name="Preformatted_20_Text"><text:span text:style-name="Source_20_Text">const x = [2, 3];</text:span></text:p>
      <text:p text:style-name="P3"><text:span text:style-name="Source_20_Text">x.unshift(1); // [1, 2, 3]</text:span></text:p>
      <text:p text:style-name="Horizontal_20_Line"/>
      <text:h text:style-name="Heading_20_2" text:outline-level="2">5️⃣ <text:s text:c="2"/><text:span text:style-name="Strong_20_Emphasis">splice()</text:span></text:h>
      <text:p text:style-name="Text_20_body">Adds, removes, or replaces elements.</text:p>
      <text:p text:style-name="Text_20_body">Syntax:</text:p>
      <text:p text:style-name="P3"><text:span text:style-name="Source_20_Text">splice(start, deleteCount, item1, item2, ...)</text:span></text:p>
      <text:p text:style-name="Text_20_body">Example:</text:p>
      <text:p text:style-name="Preformatted_20_Text"><text:span text:style-name="Source_20_Text">const items = ["a", "b", "c", "d"];</text:span></text:p>
      <text:p text:style-name="Preformatted_20_Text"><text:span text:style-name="Source_20_Text">items.splice(1, 2, "x", "y"); </text:span></text:p>
      <text:p text:style-name="P3"><text:span text:style-name="Source_20_Text">// ["a", "x", "y", "d"]</text:span></text:p>
      <text:p text:style-name="Horizontal_20_Line"><text:soft-page-break/></text:p>
      <text:h text:style-name="Heading_20_1" text:outline-level="1">⭐ 4. <text:span text:style-name="Strong_20_Emphasis">Non-Mutating Array Methods</text:span></text:h>
      <text:h text:style-name="Heading_20_2" text:outline-level="2">1️⃣ <text:s text:c="2"/><text:span text:style-name="Strong_20_Emphasis">slice()</text:span></text:h>
      <text:p text:style-name="Text_20_body">Copies a portion of an array.</text:p>
      <text:p text:style-name="Text_20_body">Syntax:</text:p>
      <text:p text:style-name="P3"><text:span text:style-name="Source_20_Text">slice(start, end)</text:span></text:p>
      <text:p text:style-name="Text_20_body">Example:</text:p>
      <text:p text:style-name="Preformatted_20_Text"><text:span text:style-name="Source_20_Text">const nums = [1, 2, 3, 4, 5];</text:span></text:p>
      <text:p text:style-name="P3"><text:span text:style-name="Source_20_Text">nums.slice(1, 4); // [2, 3, 4]</text:span></text:p>
      <text:p text:style-name="Horizontal_20_Line"/>
      <text:h text:style-name="Heading_20_2" text:outline-level="2">2️⃣ <text:s text:c="2"/><text:span text:style-name="Strong_20_Emphasis">concat()</text:span></text:h>
      <text:p text:style-name="Text_20_body">Merges two or more arrays.</text:p>
      <text:p text:style-name="Preformatted_20_Text"><text:span text:style-name="Source_20_Text">const a = [1, 2];</text:span></text:p>
      <text:p text:style-name="Preformatted_20_Text"><text:span text:style-name="Source_20_Text">const b = [3, 4];</text:span></text:p>
      <text:p text:style-name="P3"><text:span text:style-name="Source_20_Text">a.concat(b); // [1, 2, 3, 4]</text:span></text:p>
      <text:p text:style-name="Horizontal_20_Line"/>
      <text:h text:style-name="Heading_20_2" text:outline-level="2">3️⃣ <text:s text:c="2"/><text:span text:style-name="Strong_20_Emphasis">map()</text:span></text:h>
      <text:p text:style-name="Text_20_body">Creates a new array by transforming each element.</text:p>
      <text:p text:style-name="Preformatted_20_Text"><text:span text:style-name="Source_20_Text">const nums = [1, 2, 3];</text:span></text:p>
      <text:p text:style-name="P3"><text:span text:style-name="Source_20_Text">nums.map(x =&gt; x * 2); // [2, 4, 6]</text:span></text:p>
      <text:p text:style-name="Horizontal_20_Line"/>
      <text:h text:style-name="Heading_20_2" text:outline-level="2">4️⃣ <text:s text:c="2"/><text:span text:style-name="Strong_20_Emphasis">filter()</text:span></text:h>
      <text:p text:style-name="Text_20_body">Returns a new array containing only the elements that match a condition.</text:p>
      <text:p text:style-name="Preformatted_20_Text"><text:span text:style-name="Source_20_Text">const nums = [5, 10, 15, 20];</text:span></text:p>
      <text:p text:style-name="P3"><text:span text:style-name="Source_20_Text">nums.filter(x =&gt; x &gt; 10); // [15, 20]</text:span></text:p>
      <text:p text:style-name="Horizontal_20_Line"/>
      <text:h text:style-name="Heading_20_2" text:outline-level="2">5️⃣ <text:s text:c="2"/><text:span text:style-name="Strong_20_Emphasis">reduce()</text:span></text:h>
      <text:p text:style-name="Text_20_body">Reduces array to a <text:span text:style-name="Strong_20_Emphasis">single value</text:span>.</text:p>
      <text:p text:style-name="Text_20_body"><text:soft-page-break/>Example (Sum):</text:p>
      <text:p text:style-name="Preformatted_20_Text"><text:span text:style-name="Source_20_Text">const nums = [10, 20, 30];</text:span></text:p>
      <text:p text:style-name="P3"><text:span text:style-name="Source_20_Text">nums.reduce((acc, num) =&gt; acc + num, 0); // 60</text:span></text:p>
      <text:p text:style-name="Horizontal_20_Line"/>
      <text:h text:style-name="Heading_20_2" text:outline-level="2">6️⃣ <text:s text:c="2"/><text:span text:style-name="Strong_20_Emphasis">find()</text:span></text:h>
      <text:p text:style-name="Text_20_body">Returns the <text:span text:style-name="Strong_20_Emphasis">first element</text:span> that satisfies a condition.</text:p>
      <text:p text:style-name="Preformatted_20_Text"><text:span text:style-name="Source_20_Text">const arr = [4, 8, 15, 16];</text:span></text:p>
      <text:p text:style-name="P3"><text:span text:style-name="Source_20_Text">arr.find(x =&gt; x &gt; 10); // 15</text:span></text:p>
      <text:p text:style-name="Horizontal_20_Line"/>
      <text:h text:style-name="Heading_20_1" text:outline-level="1">⭐ 5. <text:span text:style-name="Strong_20_Emphasis">Immutability in Arrays</text:span></text:h>
      <text:p text:style-name="Text_20_body">Immutability means <text:span text:style-name="Strong_20_Emphasis">avoiding direct modification</text:span> of the original array.</text:p>
      <text:p text:style-name="Preformatted_20_Text"><text:span text:style-name="Source_20_Text">const arr = [1, 2, 3];</text:span></text:p>
      <text:p text:style-name="Preformatted_20_Text"><text:span text:style-name="Source_20_Text">const newArr = [...arr, 4];</text:span></text:p>
      <text:p text:style-name="P3"><text:span text:style-name="Source_20_Text">// newArr → [1, 2, 3, 4]</text:span></text:p>
      <text:p text:style-name="Horizontal_20_Line"/>
      <text:h text:style-name="Heading_20_1" text:outline-level="1">⭐ 6. <text:span text:style-name="Strong_20_Emphasis">Method Chaining</text:span></text:h>
      <text:p text:style-name="Text_20_body">You can use multiple methods in a single flow.</text:p>
      <text:p text:style-name="Text_20_body">Example:</text:p>
      <text:p text:style-name="Preformatted_20_Text"><text:span text:style-name="Source_20_Text">const result = [1, 2, 3, 4, 5]</text:span></text:p>
      <text:p text:style-name="Preformatted_20_Text"><text:span text:style-name="Source_20_Text"><text:s text:c="2"/>.filter(x =&gt; x % 2 === 0)</text:span></text:p>
      <text:p text:style-name="Preformatted_20_Text"><text:span text:style-name="Source_20_Text"><text:s text:c="2"/>.map(x =&gt; x * 10);</text:span></text:p>
      <text:p text:style-name="Preformatted_20_Text"/>
      <text:p text:style-name="P3"><text:span text:style-name="Source_20_Text">console.log(result); // [20, 40]</text:span></text:p>
      <text:p text:style-name="Horizontal_20_Line"/>
      <text:h text:style-name="Heading_20_1" text:outline-level="1">⭐ 7. <text:span text:style-name="Strong_20_Emphasis">Important Interview Question</text:span></text:h>
      <text:h text:style-name="Heading_20_3" text:outline-level="3">❓ <text:span text:style-name="Strong_20_Emphasis">Difference between slice() and splice()?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Mutates?</text:p>
            </table:table-cell>
            <table:table-cell table:style-name="Table1.A1" office:value-type="string">
              <text:p text:style-name="Table_20_Heading">Returns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lice()</text:span></text:p>
          </table:table-cell>
          <table:table-cell table:style-name="Table1.A1" office:value-type="string">
            <text:p text:style-name="Table_20_Contents">❌ No</text:p>
          </table:table-cell>
          <table:table-cell table:style-name="Table1.A1" office:value-type="string">
            <text:p text:style-name="Table_20_Contents">New array</text:p>
          </table:table-cell>
          <table:table-cell table:style-name="Table1.A1" office:value-type="string">
            <text:p text:style-name="Table_20_Contents">Copy a portion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plice()</text:span></text:p>
          </table:table-cell>
          <table:table-cell table:style-name="Table1.A1" office:value-type="string">
            <text:p text:style-name="Table_20_Contents">✔ Yes</text:p>
          </table:table-cell>
          <table:table-cell table:style-name="Table1.A1" office:value-type="string">
            <text:p text:style-name="Table_20_Contents">Removed items</text:p>
          </table:table-cell>
          <table:table-cell table:style-name="Table1.A1" office:value-type="string">
            <text:p text:style-name="Table_20_Contents">Add/remove/replace</text:p>
          </table:table-cell>
        </table:table-row>
      </table:table>
      <text:p text:style-name="Horizontal_20_Line"/>
      <text:h text:style-name="Heading_20_1" text:outline-level="1"><text:soft-page-break/>⭐ 8. <text:span text:style-name="Strong_20_Emphasis">Quick Revision</text:span></text:h>
      <text:list xml:id="list3048260032" text:style-name="L2">
        <text:list-item>
          <text:p text:style-name="P2">Arrays store ordered data</text:p>
        </text:list-item>
        <text:list-item>
          <text:p text:style-name="P2">Mutating methods: change original</text:p>
        </text:list-item>
        <text:list-item>
          <text:p text:style-name="P2">Non-mutating: return new array</text:p>
        </text:list-item>
        <text:list-item>
          <text:p text:style-name="P2">Iteration methods: map, filter, reduce, find</text:p>
        </text:list-item>
        <text:list-item>
          <text:p text:style-name="P2">Immutability = better code</text:p>
        </text:list-item>
        <text:list-item>
          <text:p text:style-name="P2">Chaining = clean and readable logic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30T17:02:33.747000000</meta:creation-date>
    <dc:date>2025-11-30T17:05:02.221000000</dc:date>
    <meta:editing-duration>PT2M29S</meta:editing-duration>
    <meta:editing-cycles>1</meta:editing-cycles>
    <meta:document-statistic meta:table-count="1" meta:image-count="0" meta:object-count="0" meta:page-count="5" meta:paragraph-count="103" meta:word-count="495" meta:character-count="2639" meta:non-whitespace-character-count="2229"/>
    <meta:generator>Neat_Office/6.2.8.2$Windows_x86 LibreOffice_project/</meta:generator>
  </office:meta>
</office:document-meta>
</file>